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Fr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er (20544908)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string" calcext:value-type="string">
            <text:p>Average:</text:p>
          </table:table-cell>
          <table:table-cell table:formula="of:=AVERAGE([.B2:.B25])" office:value-type="float" office:value="0.572916666666667" calcext:value-type="float">
            <text:p>0.5729166667</text:p>
          </table:table-cell>
        </table:table-row>
        <table:table-row table:style-name="ro1">
          <table:table-cell office:value-type="string" calcext:value-type="string">
            <text:p>Condor (20514528)</text:p>
          </table:table-cell>
          <table:table-cell table:formula="of:=3/10" office:value-type="float" office:value="0.3" calcext:value-type="float">
            <text:p>0.3</text:p>
          </table:table-cell>
          <table:table-cell office:value-type="string" calcext:value-type="string">
            <text:p>Std Dev:</text:p>
          </table:table-cell>
          <table:table-cell table:formula="of:=STDEV([.B2:.B25])" office:value-type="float" office:value="0.198351448448075" calcext:value-type="float">
            <text:p>0.1983514484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table:formula="of:=7.5/10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ker (20495983)</text:p>
          </table:table-cell>
          <table:table-cell table:formula="of:=7/10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ez (20485992)</text:p>
          </table:table-cell>
          <table:table-cell table:formula="of:=6.5/10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o (20497026)</text:p>
          </table:table-cell>
          <table:table-cell table:formula="of:=5/10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 (20504641)</text:p>
          </table:table-cell>
          <table:table-cell table:formula="of:=5.5/10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es (20590968)</text:p>
          </table:table-cell>
          <table:table-cell table:formula="of:=5/10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rooney (20539107)</text:p>
          </table:table-cell>
          <table:table-cell table:formula="of:=6.5/10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tz (20470351)</text:p>
          </table:table-cell>
          <table:table-cell table:formula="of:=6/10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ela (20487067)</text:p>
          </table:table-cell>
          <table:table-cell table:formula="of:=5.5/10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 (20545073)</text:p>
          </table:table-cell>
          <table:table-cell table:formula="of:=4.5/10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e (20580881)</text:p>
          </table:table-cell>
          <table:table-cell table:formula="of:=8.5/10"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anos (20480929)</text:p>
          </table:table-cell>
          <table:table-cell table:formula="of:=4.5/10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janian (20483558)</text:p>
          </table:table-cell>
          <table:table-cell table:formula="of:=7/10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os (20441197)</text:p>
          </table:table-cell>
          <table:table-cell table:formula="of:=1/10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aua (20501122)</text:p>
          </table:table-cell>
          <table:table-cell table:formula="of:=3.5/10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onez (20482967)</text:p>
          </table:table-cell>
          <table:table-cell table:formula="of:=5.5/10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nandez (20541553)</text:p>
          </table:table-cell>
          <table:table-cell table:formula="of:=6/10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 (20486104)</text:p>
          </table:table-cell>
          <table:table-cell table:formula="of:=2/10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re (20545106)</text:p>
          </table:table-cell>
          <table:table-cell table:formula="of:=7.5/10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rich (20519831)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 (20570758)</text:p>
          </table:table-cell>
          <table:table-cell table:formula="of:=7.5/10" office:value-type="float" office:value="0.75" calcext:value-type="float">
            <text:p>0.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7:13:42.9353859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0-03T17:13:51.917178416</dc:date>
    <meta:editing-duration>PT6H36M20S</meta:editing-duration>
    <meta:editing-cycles>60</meta:editing-cycles>
    <meta:generator>LibreOffice/5.1.6.2$Linux_X86_64 LibreOffice_project/10m0$Build-2</meta:generator>
    <meta:document-statistic meta:table-count="1" meta:cell-count="54" meta:object-count="0"/>
  </office:meta>
</office:document-meta>
</file>